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a219" officeooo:paragraph-rsid="0006a219"/>
    </style:style>
    <style:style style:name="P2" style:family="paragraph" style:parent-style-name="Standard" style:list-style-name="L4">
      <style:text-properties officeooo:rsid="00099133" officeooo:paragraph-rsid="00099133"/>
    </style:style>
    <style:style style:name="P3" style:family="paragraph" style:parent-style-name="Standard">
      <style:text-properties officeooo:rsid="00099133" officeooo:paragraph-rsid="00099133"/>
    </style:style>
    <style:style style:name="P4" style:family="paragraph" style:parent-style-name="Heading_20_1">
      <style:text-properties officeooo:paragraph-rsid="0007e8d7"/>
    </style:style>
    <style:style style:name="P5" style:family="paragraph" style:parent-style-name="Heading_20_1">
      <style:text-properties officeooo:rsid="00099133" officeooo:paragraph-rsid="00099133"/>
    </style:style>
    <style:style style:name="P6" style:family="paragraph" style:parent-style-name="Heading_20_1">
      <style:text-properties officeooo:rsid="000b34fd" officeooo:paragraph-rsid="000b34fd"/>
    </style:style>
    <style:style style:name="P7" style:family="paragraph" style:parent-style-name="Heading_20_1">
      <style:text-properties officeooo:rsid="000e8875" officeooo:paragraph-rsid="000e8875"/>
    </style:style>
    <style:style style:name="P8" style:family="paragraph" style:parent-style-name="Text_20_body">
      <style:text-properties officeooo:rsid="0006a219" officeooo:paragraph-rsid="0006a219"/>
    </style:style>
    <style:style style:name="P9" style:family="paragraph" style:parent-style-name="Text_20_body" style:list-style-name="L2">
      <style:text-properties officeooo:rsid="0006a219" officeooo:paragraph-rsid="0006a219"/>
    </style:style>
    <style:style style:name="P10" style:family="paragraph" style:parent-style-name="Text_20_body" style:list-style-name="L2">
      <style:text-properties officeooo:rsid="0006a219" officeooo:paragraph-rsid="0007e8d7"/>
    </style:style>
    <style:style style:name="P11" style:family="paragraph" style:parent-style-name="Text_20_body" style:list-style-name="L1">
      <style:text-properties fo:font-weight="normal" officeooo:rsid="0006a219" officeooo:paragraph-rsid="0006a219" style:font-weight-asian="normal" style:font-weight-complex="normal"/>
    </style:style>
    <style:style style:name="P12" style:family="paragraph" style:parent-style-name="Text_20_body" style:list-style-name="L1">
      <style:text-properties fo:font-weight="normal" officeooo:rsid="0007e8d7" officeooo:paragraph-rsid="0007e8d7" style:font-weight-asian="normal" style:font-weight-complex="normal"/>
    </style:style>
    <style:style style:name="P13" style:family="paragraph" style:parent-style-name="Text_20_body" style:list-style-name="L2">
      <style:text-properties officeooo:rsid="0007e8d7" officeooo:paragraph-rsid="0007e8d7"/>
    </style:style>
    <style:style style:name="P14" style:family="paragraph" style:parent-style-name="Text_20_body" style:list-style-name="L3">
      <style:text-properties officeooo:rsid="0007e8d7" officeooo:paragraph-rsid="0007e8d7"/>
    </style:style>
    <style:style style:name="P15" style:family="paragraph" style:parent-style-name="Text_20_body">
      <style:text-properties officeooo:rsid="000b34fd" officeooo:paragraph-rsid="000b34fd"/>
    </style:style>
    <style:style style:name="P16" style:family="paragraph" style:parent-style-name="Text_20_body" style:list-style-name="L5">
      <style:text-properties officeooo:rsid="000b34fd" officeooo:paragraph-rsid="000b34fd"/>
    </style:style>
    <style:style style:name="P17" style:family="paragraph" style:parent-style-name="Text_20_body">
      <style:text-properties officeooo:rsid="000d2e5d" officeooo:paragraph-rsid="000d2e5d"/>
    </style:style>
    <style:style style:name="P18" style:family="paragraph" style:parent-style-name="Text_20_body" style:list-style-name="L7">
      <style:text-properties officeooo:rsid="000e8875" officeooo:paragraph-rsid="000e8875"/>
    </style:style>
    <style:style style:name="P19" style:family="paragraph" style:parent-style-name="Text_20_body" style:list-style-name="L6">
      <style:text-properties officeooo:rsid="000e8875" officeooo:paragraph-rsid="000e8875"/>
    </style:style>
    <style:style style:name="P20" style:family="paragraph" style:parent-style-name="Text_20_body" style:list-style-name="L6">
      <style:text-properties officeooo:rsid="001021f5" officeooo:paragraph-rsid="001021f5"/>
    </style:style>
    <style:style style:name="P21" style:family="paragraph" style:parent-style-name="Text_20_body">
      <style:text-properties officeooo:rsid="001021f5" officeooo:paragraph-rsid="001021f5"/>
    </style:style>
    <style:style style:name="P22" style:family="paragraph" style:parent-style-name="Subtitle">
      <style:text-properties officeooo:rsid="0006a219" officeooo:paragraph-rsid="0006a219"/>
    </style:style>
    <style:style style:name="P23" style:family="paragraph" style:parent-style-name="Subtitle">
      <style:text-properties officeooo:rsid="000d2e5d" officeooo:paragraph-rsid="000d2e5d"/>
    </style:style>
    <style:style style:name="T1" style:family="text">
      <style:text-properties officeooo:rsid="0007e8d7"/>
    </style:style>
    <style:style style:name="T2" style:family="text">
      <style:text-properties officeooo:rsid="00099133"/>
    </style:style>
    <style:style style:name="T3" style:family="text">
      <style:text-properties officeooo:rsid="000b34fd"/>
    </style:style>
    <style:style style:name="T4" style:family="text">
      <style:text-properties officeooo:rsid="000e8875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TEAM 18 – VALIDATION &amp; INTEGRATION SCHEDULE</text:p>
      <text:p text:style-name="P8"/>
      <text:p text:style-name="Subtitle">Milestone 3</text:p>
      <text:h text:style-name="Heading_20_1" text:outline-level="1">TESTABLE COMPONENTS:</text:h>
      <text:list xml:id="list1292086542272926740" text:style-name="L1">
        <text:list-item>
          <text:p text:style-name="P11">Routing software (Rpi)</text:p>
        </text:list-item>
        <text:list-item>
          <text:p text:style-name="P12">Line Following Array (pic32)</text:p>
        </text:list-item>
        <text:list-item>
          <text:p text:style-name="P11">AI Engine / <text:span text:style-name="T3">Pathfinding</text:span> (RPi)</text:p>
        </text:list-item>
        <text:list-item>
          <text:p text:style-name="P11">PixyCam I/O software (RPi)</text:p>
        </text:list-item>
        <text:list-item>
          <text:p text:style-name="P11">PacMan Rover GUI (Rpi)</text:p>
        </text:list-item>
        <text:list-item>
          <text:p text:style-name="P11">Statistics Display (Rpi)</text:p>
        </text:list-item>
      </text:list>
      <text:h text:style-name="Heading_20_1" text:outline-level="1">ROUTING SOFTWARE <text:s/>VALIDATION - <text:span text:style-name="T4">JOHN</text:span>:</text:h>
      <text:p text:style-name="P8">(See validation checksheet)</text:p>
      <text:list xml:id="list1216094115914201298" text:style-name="L2">
        <text:list-item>
          <text:p text:style-name="P9">Test Case #1, Subroutine Test: </text:p>
          <text:list>
            <text:list-item>
              <text:p text:style-name="P9">SHOW that the subroutines for filling rover data frame and opening sockets work correctly. </text:p>
            </text:list-item>
            <text:list-item>
              <text:p text:style-name="P9">CORRECT if sockets for read/write open correctly in 5 tries</text:p>
            </text:list-item>
            <text:list-item>
              <text:p text:style-name="P9">CORRECT if rover frame filler returns the correct data frame for multiple speeds and directions</text:p>
            </text:list-item>
            <text:list-item>
              <text:p text:style-name="P10">VERIFIED by matching strings sent to rover sockets to a known correct string </text:p>
              <text:list>
                <text:list-item>
                  <text:p text:style-name="P13">Test program waits for I/O from receiving component and does comparison, pass/fail printed to output</text:p>
                </text:list-item>
              </text:list>
            </text:list-item>
          </text:list>
        </text:list-item>
        <text:list-item>
          <text:p text:style-name="P9">Test Case #2, Single I/O Tests:</text:p>
          <text:list>
            <text:list-item>
              <text:p text:style-name="P9">SHOW that server can handle I/O between different routing paths</text:p>
            </text:list-item>
            <text:list-item>
              <text:p text:style-name="P9">CORRECT if component that was intended to receive data did receive correct data after send from another component</text:p>
              <text:list>
                <text:list-item>
                  <text:p text:style-name="P9">e.g. If Pacman sends a debug message it should be received by statistics</text:p>
                </text:list-item>
                <text:list-item>
                  <text:p text:style-name="P9">e.g. If the GUI sends a left or right it should package the data frame correctly and send to Pacman <text:span text:style-name="T1">r</text:span>over</text:p>
                </text:list-item>
                <text:list-item>
                  <text:p text:style-name="P9"><text:soft-page-break/>e.g. <text:span text:style-name="T1">I</text:span>f the <text:span text:style-name="T1">AI engine sends a left or right it should package the data frame correctly and send to Ghost rover</text:span></text:p>
                </text:list-item>
              </text:list>
            </text:list-item>
            <text:list-item>
              <text:p text:style-name="P13">VERIFIED by pass/fail comparison in test program</text:p>
            </text:list-item>
          </text:list>
        </text:list-item>
        <text:list-item>
          <text:p text:style-name="P13">Test Case #3, Continuous Input Check:</text:p>
          <text:list>
            <text:list-item>
              <text:p text:style-name="P13">SHOW that the server can handle lots of inputs quickly</text:p>
            </text:list-item>
            <text:list-item>
              <text:p text:style-name="P13">CORRECT if no failures occur in test program, and no errors or exceptions are raised on the server</text:p>
            </text:list-item>
            <text:list-item>
              <text:p text:style-name="P13">VERIFIED by zero error count at end of test program</text:p>
            </text:list-item>
          </text:list>
        </text:list-item>
      </text:list>
      <text:h text:style-name="P7" text:outline-level="1">STATISTICS VIEW SOFTWARE VALIDATION – JOHN:</text:h>
      <text:list xml:id="list2326316574052567964" text:style-name="L7">
        <text:list-item>
          <text:p text:style-name="P18">Test Case #1, Rover Direction:</text:p>
          <text:list>
            <text:list-item>
              <text:p text:style-name="P18">SHOW that statistics view can receive and display left/right information about Pacman and Ghost</text:p>
            </text:list-item>
            <text:list-item>
              <text:p text:style-name="P18">CORRECT if data received and displayed</text:p>
            </text:list-item>
            <text:list-item>
              <text:p text:style-name="P18">VERIFIED by visual confirmation in output log</text:p>
            </text:list-item>
          </text:list>
        </text:list-item>
        <text:list-item>
          <text:p text:style-name="P18">Test Case #2, Rover Debug:</text:p>
          <text:list>
            <text:list-item>
              <text:p text:style-name="P18">SHOW that statistics view can receive and display debug information in raw format and add to tracked stats</text:p>
            </text:list-item>
            <text:list-item>
              <text:p text:style-name="P18">CORRECT if debug received and displayed</text:p>
            </text:list-item>
            <text:list-item>
              <text:p text:style-name="P18">VERIFIED by visual confirmation of output log and tracked stats displayed</text:p>
            </text:list-item>
          </text:list>
        </text:list-item>
        <text:list-item>
          <text:p text:style-name="P18">Test Case #3, Message Missing:</text:p>
          <text:list>
            <text:list-item>
              <text:p text:style-name="P18">SHOW that statistics view can correctly detect missing message numbers from rover</text:p>
            </text:list-item>
            <text:list-item>
              <text:p text:style-name="P18">CORRECT if number of missing messages is displayed in tracked stats view</text:p>
            </text:list-item>
            <text:list-item>
              <text:p text:style-name="P18">VERIFIED by visual confirmation of tracked stats view </text:p>
            </text:list-item>
          </text:list>
        </text:list-item>
      </text:list>
      <text:h text:style-name="P4" text:outline-level="1"><text:span text:style-name="T2">LINE FOLLOWING ARRAY VALIDATION - BEN:</text:span></text:h>
      <text:list xml:id="list805937072623295861" text:style-name="L3">
        <text:list-item>
          <text:p text:style-name="P14">Test Case #1:</text:p>
          <text:list>
            <text:list-item>
              <text:p text:style-name="P14">SHOW the LFA can detect the presence or absence of a black line</text:p>
            </text:list-item>
            <text:list-item>
              <text:p text:style-name="P14">CORRECT if the data bits on the LFA are only those which are over the line and no others</text:p>
            </text:list-item>
            <text:list-item>
              <text:p text:style-name="P14"><text:soft-page-break/>VERIFIED by visual confirmation of which sensors are occluded vs. what data is being returned</text:p>
            </text:list-item>
          </text:list>
        </text:list-item>
      </text:list>
      <text:h text:style-name="P5" text:outline-level="1">AI ENGINE / <text:span text:style-name="T3">PATHFINDING</text:span> VALIDATION - <text:span text:style-name="T4">BEN</text:span>:</text:h>
      <text:list xml:id="list4724034959714274627" text:style-name="L4">
        <text:list-item>
          <text:p text:style-name="P2">Test Case #1:</text:p>
          <text:list>
            <text:list-item>
              <text:p text:style-name="P2">SHOW that the AI algorithm can find the shortest path between two nodes using the A* (A-star) search</text:p>
            </text:list-item>
            <text:list-item>
              <text:p text:style-name="P2">CORRECT if for each map, starting node, and end node, there will be a shortest path</text:p>
            </text:list-item>
            <text:list-item>
              <text:p text:style-name="P2">VERIFIED by testing multiple maps and goals to ensure handling of edge cases. (More complex maps could be verified using an open-source implementation of the algorithm)</text:p>
            </text:list-item>
          </text:list>
        </text:list-item>
      </text:list>
      <text:p text:style-name="P3"/>
      <text:h text:style-name="P6" text:outline-level="1">PIXYCAM I/O SOFTWARE VALIDATION - <text:span text:style-name="T4">ANDREW</text:span>:</text:h>
      <text:list xml:id="list6888058499564114882" text:style-name="L5">
        <text:list-item>
          <text:p text:style-name="P16">Test Case #1, Data Input:</text:p>
          <text:list>
            <text:list-item>
              <text:p text:style-name="P16">SHOW that fake PixyCam data can be read from a text file </text:p>
            </text:list-item>
            <text:list-item>
              <text:p text:style-name="P16">CORRECT if data assigned to correct rover and playing field marker</text:p>
            </text:list-item>
            <text:list-item>
              <text:p text:style-name="P16">VERIFIED by test program text output</text:p>
            </text:list-item>
          </text:list>
        </text:list-item>
        <text:list-item>
          <text:p text:style-name="P16">Test Case #2, Data Translation:</text:p>
          <text:list>
            <text:list-item>
              <text:p text:style-name="P16">SHOW that data can be translated into 2D playing field representation</text:p>
            </text:list-item>
            <text:list-item>
              <text:p text:style-name="P16">CORRECT if algorithm adjusts for viewing angle</text:p>
            </text:list-item>
            <text:list-item>
              <text:p text:style-name="P16">CORRECT if map is being correctly read</text:p>
            </text:list-item>
            <text:list-item>
              <text:p text:style-name="P16">VERIFIED by comparing output with test text file</text:p>
            </text:list-item>
          </text:list>
        </text:list-item>
        <text:list-item>
          <text:p text:style-name="P16">Test Case #3, Rover Node Assignment:</text:p>
          <text:list>
            <text:list-item>
              <text:p text:style-name="P16">SHOW that rover locations are being assigned to the correct node</text:p>
            </text:list-item>
            <text:list-item>
              <text:p text:style-name="P16">CORRECT if raw data points from file are adjusted, (x,y) values are correct</text:p>
            </text:list-item>
            <text:list-item>
              <text:p text:style-name="P16">CORRECT if (x,y) value of each rover is assigned to correct node</text:p>
            </text:list-item>
            <text:list-item>
              <text:p text:style-name="P16">VERIFIED by test program output</text:p>
            </text:list-item>
          </text:list>
        </text:list-item>
        <text:list-item>
          <text:p text:style-name="P16">Test Case #4, Pacman/Ghost “Captured”:</text:p>
          <text:list>
            <text:list-item>
              <text:p text:style-name="P16">SHOW that Pacman and Ghost can be marked “captured” when within a certain distance</text:p>
            </text:list-item>
            <text:list-item>
              <text:p text:style-name="P16">CORRECT if input data points that are known to be close enough produce captured flag</text:p>
            </text:list-item>
            <text:list-item>
              <text:p text:style-name="P16">VERIFIED by test program output of capture flag</text:p>
            </text:list-item>
          </text:list>
        </text:list-item>
      </text:list>
      <text:p text:style-name="P15"/>
      <text:p text:style-name="P15"><text:soft-page-break/></text:p>
      <text:p text:style-name="P23">Milestone 4</text:p>
      <text:p text:style-name="P17"/>
      <text:h text:style-name="P7" text:outline-level="1">TESTABLE COMPONENTS:</text:h>
      <text:list xml:id="list8491623168793269626" text:style-name="L6">
        <text:list-item>
          <text:p text:style-name="P19">LFA Decision Engine (pic32)</text:p>
        </text:list-item>
        <text:list-item>
          <text:p text:style-name="P19">PixyCam I/O software (RPi)</text:p>
        </text:list-item>
        <text:list-item>
          <text:p text:style-name="P19">AI Engine / Pathfinding (Rpi)</text:p>
        </text:list-item>
        <text:list-item>
          <text:p text:style-name="P20">Motor Control (pic32)</text:p>
        </text:list-item>
        <text:list-item>
          <text:p text:style-name="P20">I2C Interface (pic32)</text:p>
        </text:list-item>
      </text:list>
      <text:p text:style-name="P21"/>
      <text:p text:style-name="P21"/>
      <text:p text:style-name="P21"/>
      <text:p text:style-name="P1"/>
      <text:p text:style-name="P1"/>
      <text:p text:style-name="P1"><text:s text:c="41"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9pt" officeooo:rsid="0006a219" style:font-name-asian="Noto Sans CJK SC Regular" style:font-family-asian="'Noto Sans CJK SC Regular'" style:font-family-generic-asian="system" style:font-pitch-asian="variable" style:font-size-asian="9pt" style:font-name-complex="FreeSans" style:font-family-complex="FreeSans" style:font-family-generic-complex="system" style:font-pitch-complex="variable" style:font-size-complex="9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1:04:29.356054789</meta:creation-date>
    <dc:date>2016-10-25T11:47:31.570292729</dc:date>
    <meta:editing-duration>PT28M59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4" meta:paragraph-count="78" meta:word-count="750" meta:character-count="4195" meta:non-whitespace-character-count="3539"/>
  </office:meta>
</office:document-meta>
</file>